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120989115908090943" text:style-name="L1">
        <text:list-item>
          <text:p text:style-name="P7">Las actividades relacionadas con el alcance del proyecto, deberian tomar una fraccion relativamente pequeña de tiempo.</text:p>
        </text:list-item>
        <text:list-item>
          <text:p text:style-name="P7">La vista general del sistema es el documento de acuerdo basico entre el cliente y el desarrolador, es una base para planificar el resto del proyecto.</text:p>
        </text:list-item>
        <text:list-item>
          <text:p text:style-name="P7">La embergadura del proyecto determinara el tiempo invertido en la fase de alcance del proyecto.</text:p>
        </text:list-item>
        <text:list-item>
          <text:p text:style-name="P7">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7">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7">Otra pregunta oportuna es, <text:span text:style-name="T1">¿Comprar o desarrollar?</text:span></text:p>
        </text:list-item>
        <text:list-item>
          <text:p text:style-name="P7">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7">La declaracion del alcance debe presentar, el producto que debe desarrollarse: que debe incluirse y que podria incluirse pero no deberia.</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meta:document-statistic meta:table-count="0" meta:image-count="0" meta:object-count="0" meta:page-count="1" meta:paragraph-count="13" meta:word-count="257" meta:character-count="1571"/>
    <dc:date>2017-12-25T15:39:31.01</dc:date>
    <dc:creator>cv </dc:creator>
    <meta:editing-duration>PT5M1S</meta:editing-duration>
    <meta:editing-cycles>1</meta:editing-cycles>
    <meta:generator>OpenOffice/4.1.4$Win32 OpenOffice.org_project/414m5$Build-9788</meta:generator>
  </office:meta>
</office:document-meta>
</file>